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officeooo:paragraph-rsid="000a389c"/>
    </style:style>
    <style:style style:name="P2" style:family="paragraph" style:parent-style-name="Standard">
      <style:text-properties officeooo:rsid="000a389c" officeooo:paragraph-rsid="000e8731"/>
    </style:style>
    <style:style style:name="P3" style:family="paragraph" style:parent-style-name="Standard">
      <style:text-properties fo:font-variant="normal" fo:text-transform="none" fo:color="#212529" loext:opacity="100%" style:font-name="apple-system" fo:font-size="12pt" fo:letter-spacing="normal" fo:font-style="normal" fo:font-weight="normal"/>
    </style:style>
    <style:style style:name="P4" style:family="paragraph" style:parent-style-name="Standard">
      <style:text-properties officeooo:paragraph-rsid="000e8731"/>
    </style:style>
    <style:style style:name="P5" style:family="paragraph" style:parent-style-name="Standard">
      <style:text-properties officeooo:rsid="0014f7d9" officeooo:paragraph-rsid="0014f7d9"/>
    </style:style>
    <style:style style:name="P6" style:family="paragraph" style:parent-style-name="Standard">
      <style:text-properties officeooo:rsid="0018b569" officeooo:paragraph-rsid="0018b569"/>
    </style:style>
    <style:style style:name="P7" style:family="paragraph" style:parent-style-name="Standard">
      <style:text-properties fo:font-size="15pt" fo:font-weight="bold" officeooo:rsid="0018b569" officeooo:paragraph-rsid="0018b569" style:font-size-asian="15pt" style:font-weight-asian="bold" style:font-size-complex="15pt" style:font-weight-complex="bold"/>
    </style:style>
    <style:style style:name="P8" style:family="paragraph" style:parent-style-name="Standard">
      <style:text-properties fo:font-variant="normal" fo:text-transform="none" fo:color="#212529" loext:opacity="100%" style:font-name="apple-system" fo:font-size="12pt" fo:letter-spacing="normal" fo:font-style="normal" fo:font-weight="normal" officeooo:rsid="0018b569" officeooo:paragraph-rsid="0018b569"/>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4f7d9" officeooo:paragraph-rsid="0014f7d9" style:font-weight-asian="bold" style:font-weight-complex="bold"/>
    </style:style>
    <style:style style:name="T1" style:family="text">
      <style:text-properties officeooo:rsid="00088d36"/>
    </style:style>
    <style:style style:name="T2" style:family="text">
      <style:text-properties officeooo:rsid="00089463"/>
    </style:style>
    <style:style style:name="T3" style:family="text">
      <style:text-properties officeooo:rsid="000e8731"/>
    </style:style>
    <style:style style:name="T4" style:family="text">
      <style:text-properties officeooo:rsid="0011ff95"/>
    </style:style>
    <style:style style:name="T5" style:family="text">
      <style:text-properties officeooo:rsid="0018b5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QL SCRIPT</text:p>
      <text:p text:style-name="P6"/>
      <text:p text:style-name="P5">Randomly selecting (order by newId()) dered magnitudes and their errors, rspectroscopic redshift, photometric redshifht and their class. Making sure the data is cleaned by resrticting data to have dereded magnidude be positive values, and their erros to be less than 0,1. The same for the spectroscopic redshift <text:s/>and error, also made sure there were no problems with the spectroscopy with setttin zWarning = 0. </text:p>
      <text:p text:style-name="P5"/>
      <text:p text:style-name="P5">The script bellow is an example for the star classification <text:span text:style-name="T5">for the ‘*_rand’ datasets</text:span>. <text:s/>In order to make sure that the data is balanced, I ran the same script selecting 5000 sources for the three classes: STAR, QSO and GALAXY.</text:p>
      <text:p text:style-name="Standard"/>
      <text:p text:style-name="Standard"/>
      <text:p text:style-name="P9">SELECT top 5000</text:p>
      <text:p text:style-name="P9"><text:s text:c="2"/>p.objID, p.type, p.dered_u, p.err_u, p.dered_g, p.err_g, p.dered_r, p.err_r, p.dered_i, p.err_i, p.dered_z, p.err_z,</text:p>
      <text:p text:style-name="P9"><text:s text:c="2"/>s.z , s.zErr, s.zWarning, s.class, s.subClass, u.z as photoZ, u.zErr as photoErr </text:p>
      <text:p text:style-name="P9">into mydb.star_rand</text:p>
      <text:p text:style-name="P9">from PhotoObjAll p</text:p>
      <text:p text:style-name="P9"><text:s text:c="2"/>INNER JOIN SpecObjAll s ON p.objID = s.bestObjID</text:p>
      <text:p text:style-name="P9"><text:s text:c="2"/>INNER JOIN Photoz <text:s/>as u ON p.objID = u.objID</text:p>
      <text:p text:style-name="P10"/>
      <text:p text:style-name="P9">WHERE </text:p>
      <text:p text:style-name="P9"><text:s text:c="4"/>p.dered_u &gt; 0.0 AND</text:p>
      <text:p text:style-name="P9"><text:s text:c="4"/>p.dered_g &gt; 0.0 AND</text:p>
      <text:p text:style-name="P9"><text:s text:c="4"/>p.dered_r &gt; 0.0 AND</text:p>
      <text:p text:style-name="P9"><text:s text:c="4"/>p.dered_i &gt; 0.0 AND</text:p>
      <text:p text:style-name="P9"><text:s text:c="4"/>p.dered_z &gt; 0.0 AND</text:p>
      <text:p text:style-name="P9"><text:s text:c="4"/>p.err_u &lt; 0.1 AND</text:p>
      <text:p text:style-name="P9"><text:s text:c="4"/>p.err_g &lt; 0.1 AND</text:p>
      <text:p text:style-name="P9"><text:s text:c="4"/>p.err_r &lt; 0.1 AND</text:p>
      <text:p text:style-name="P9"><text:s text:c="4"/>p.err_i &lt; 0.1 AND</text:p>
      <text:p text:style-name="P9"><text:s text:c="4"/>p.err_z &lt; 0.1 AND</text:p>
      <text:p text:style-name="P9"><text:s text:c="4"/>s.z&gt;= 0.0 AND</text:p>
      <text:p text:style-name="P9"><text:s text:c="4"/>s.class = 'STAR' AND</text:p>
      <text:p text:style-name="P9"><text:s text:c="4"/>s.zWarning = 0 AND</text:p>
      <text:p text:style-name="P9"><text:s text:c="4"/>s.zErr BETWEEN 0.0 AND 0.1</text:p>
      <text:p text:style-name="P9">order by newId()</text:p>
      <text:p text:style-name="Standard"/>
      <text:p text:style-name="Standard"/>
      <text:p text:style-name="P6">For the ‘*_nophoto’ datasets the values of <text:s/>u.z as photoZ, u.zErr as photoErr were eliminated as well as the second inner join.</text:p>
      <text:p text:style-name="Standard"/>
      <text:p text:style-name="Standard"/>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2:18:29.288731208</meta:creation-date>
    <dc:date>2023-04-28T16:20:49.072865086</dc:date>
    <meta:editing-duration>P2DT18H12S</meta:editing-duration>
    <meta:editing-cycles>9</meta:editing-cycles>
    <meta:generator>LibreOffice/7.3.7.2$Linux_X86_64 LibreOffice_project/30$Build-2</meta:generator>
    <meta:document-statistic meta:table-count="0" meta:image-count="0" meta:object-count="0" meta:page-count="1" meta:paragraph-count="27" meta:word-count="237" meta:character-count="1458" meta:non-whitespace-character-count="1177"/>
  </office:meta>
</office:document-meta>
</file>